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48in"/>
    </style:style>
    <style:style style:name="co3" style:family="table-column">
      <style:table-column-properties fo:break-before="auto" style:column-width="4.2165in"/>
    </style:style>
    <style:style style:name="co4" style:family="table-column">
      <style:table-column-properties fo:break-before="auto" style:column-width="1.4091in"/>
    </style:style>
    <style:style style:name="co5" style:family="table-column">
      <style:table-column-properties fo:break-before="auto" style:column-width="3.0154in"/>
    </style:style>
    <style:style style:name="co6" style:family="table-column">
      <style:table-column-properties fo:break-before="auto" style:column-width="3.1898in"/>
    </style:style>
    <style:style style:name="co7" style:family="table-column">
      <style:table-column-properties fo:break-before="auto" style:column-width="2.6874in"/>
    </style:style>
    <style:style style:name="co8" style:family="table-column">
      <style:table-column-properties fo:break-before="auto" style:column-width="6.43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olling_St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Polling Id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.V</text:p>
          </table:table-cell>
          <table:table-cell table:style-name="ce1" office:value-type="string">
            <text:p>ward no</text:p>
          </table:table-cell>
          <table:table-cell table:style-name="ce1" office:value-type="string">
            <text:p>M or W or 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chayat Union Middle School <text:s text:c="2"/>,West Side , New Building , Athangud</text:p>
          </table:table-cell>
          <table:table-cell office:value-type="string">
            <text:p>Neivayal</text:p>
          </table:table-cell>
          <table:table-cell office:value-type="string">
            <text:p>Adhangudi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chayat Union Middle School <text:s text:c="2"/>,West Side , New Building , Athangud</text:p>
          </table:table-cell>
          <table:table-cell office:value-type="string">
            <text:p>Neivayal </text:p>
          </table:table-cell>
          <table:table-cell office:value-type="string">
            <text:p>Nettendhal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table:number-columns-repeated="2" office:value-type="string">
            <text:p>Neivayal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Nachiendhal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Anikki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Valaiyanvayal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Iluppakud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Manapuncha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Seerthang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Veerapul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Madathethendal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arumozhi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Attur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ovani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number-columns-repeated="2" table:style-name="ce1" office:value-type="string">
            <text:p>Karumozhisananvayal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arumozhi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Attur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ovani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number-columns-repeated="2" table:style-name="ce1" office:value-type="string">
            <text:p>Karumozhisananvayal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Palangulam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Melanai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Panjamari 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table:style-name="ce1" office:value-type="string">
            <text:p>Keelapuli 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table:style-name="ce1" office:value-type="string">
            <text:p>Keelapuli 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nchayat Union <text:s/>Middle School <text:s text:c="2"/>,East <text:s/>Portion Palangulam</text:p>
          </table:table-cell>
          <table:table-cell office:value-type="string">
            <text:p>Thiruppakottai (R.V) And Palamgulam (R.V) And <text:s/>(P) Eranikkottai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nchayat Union <text:s/>Middle School <text:s text:c="2"/>,East <text:s/>Portion Palangulam</text:p>
          </table:table-cell>
          <table:table-cell office:value-type="string">
            <text:p>.Ooranikottai (R.V) <text:s/>And Palangulam (R.V) And (P) Manikkang kottai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nchayat Union <text:s/>Middle School <text:s text:c="2"/>,East <text:s/>Portion Palangulam</text:p>
          </table:table-cell>
          <table:table-cell office:value-type="string">
            <text:p>.Ooranikottai (R.V) And Palangulam (R.V) And (P) Ooranikottai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nchayat Union Primary School, <text:s text:c="2"/>,Kadampoor</text:p>
          </table:table-cell>
          <table:table-cell office:value-type="string">
            <text:p>.Kadambur (R.V) And <text:s/>(P) Kadambu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ruvadanai Panchayat Union Primary School, <text:s text:c="2"/>,Kurunthangudi</text:p>
          </table:table-cell>
          <table:table-cell office:value-type="string">
            <text:p>.Kadambur (R.V) And <text:s/>(P) Kurundhangudi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ruvadanai Panchayat Union Primary School, <text:s text:c="2"/>,Kurunthangudi</text:p>
          </table:table-cell>
          <table:table-cell office:value-type="string">
            <text:p>Kadambur (R.V) And <text:s/>(P) Kunangudi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ruvadanai Panchayat Union Primary School, <text:s text:c="2"/>,Kurunthangudi</text:p>
          </table:table-cell>
          <table:table-cell office:value-type="string">
            <text:p>.Kadambur (R.V) <text:s/>And (P) Sirukarai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ruvadanai Panchayat Union Primary School, <text:s text:c="2"/>,Kurunthangudi</text:p>
          </table:table-cell>
          <table:table-cell office:value-type="string">
            <text:p>.Kadambur (R.V) And <text:s/>(P) Marudhandhai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nchayat Union Elementary <text:s/>School, <text:s text:c="3"/>,West Portion Kattavilagam</text:p>
          </table:table-cell>
          <table:table-cell office:value-type="string">
            <text:p>.Kattavilakam (R.V) <text:s/>And (P) Kattavilakam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nchayat Union Elementary <text:s/>School, <text:s text:c="3"/>,Kallavizhiyenthal</text:p>
          </table:table-cell>
          <table:table-cell office:value-type="string">
            <text:p>.Kattavilakam (R.V) And (P) Iluppakudi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nchayat Union Elementary <text:s/>School, <text:s text:c="3"/>,Kallavizhiyenthal</text:p>
          </table:table-cell>
          <table:table-cell office:value-type="string">
            <text:p>.Kattavilakam (R.V) <text:s/>And (P) Ruthiranpatti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nchayat Union Elementary <text:s/>School, <text:s text:c="3"/>,Kallavizhiyenthal</text:p>
          </table:table-cell>
          <table:table-cell office:value-type="string">
            <text:p>.Kattavilakam (R.V) <text:s/>And <text:s/>(P) Keelkudi 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nchayat Union Elementary <text:s/>School, <text:s text:c="3"/>,Kallavizhiyenthal</text:p>
          </table:table-cell>
          <table:table-cell office:value-type="string">
            <text:p>Kattavilakam (R.V) And <text:s/>(P) Kalllavaliyendhal 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nchayat Union Primary School <text:s text:c="2"/>,North Portion - West side, Neerkundram</text:p>
          </table:table-cell>
          <table:table-cell office:value-type="string">
            <text:p>Neerkundram (R.V) And Kookudi (P) Velavayal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nchayat Union Primary School <text:s text:c="2"/>,North Portion - West side, Neerkundram</text:p>
          </table:table-cell>
          <table:table-cell office:value-type="string">
            <text:p>.Neerkundram (R.V) And Kookudi (P) Visumbur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nchayat Union Primary School <text:s text:c="2"/>,North Portion - West side, Neerkundram</text:p>
          </table:table-cell>
          <table:table-cell office:value-type="string">
            <text:p>.Neerkundram (R.V) And Kookudi (P) Thadhanvayal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nchayat Union Primary School <text:s text:c="2"/>,North Portion - East side, Neerkundram</text:p>
          </table:table-cell>
          <table:table-cell office:value-type="string">
            <text:p>Neerkundram (R.V) <text:s/>And Kookudi (P) Neerkundram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nchayat Union Primary School <text:s text:c="2"/>,North Portion - East side, Neerkundram</text:p>
          </table:table-cell>
          <table:table-cell office:value-type="string">
            <text:p>.Neerkundram (R.V) And Kookudi (P) Kookudi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chayat Union Primary School, <text:s text:c="4"/>,Arivithi</text:p>
          </table:table-cell>
          <table:table-cell office:value-type="string">
            <text:p>.Kookudi (R.V) And (P) Arunutrivayal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chayat Union Primary School, <text:s text:c="4"/>,Arivithi</text:p>
          </table:table-cell>
          <table:table-cell office:value-type="string">
            <text:p>Kookudi (R.V) And <text:s/>(P) Nedumaram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chayat Union Primary School, <text:s text:c="4"/>,Arivithi</text:p>
          </table:table-cell>
          <table:table-cell office:value-type="string">
            <text:p>Kookudi (R.V) And <text:s/>(P) Andhivayal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chayat Union Primary School, <text:s text:c="4"/>,Arivithi</text:p>
          </table:table-cell>
          <table:table-cell office:value-type="string">
            <text:p>Kookudi (R.V) And <text:s/>(P) Arivithi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nchayat Union Primary School, <text:s text:c="4"/>,Arivithi</text:p>
          </table:table-cell>
          <table:table-cell office:value-type="string">
            <text:p>Kookudi (R.V) <text:s/>And <text:s/>(P) Sananvayal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chayat Union Middle School, <text:s/>(East Portion) <text:s text:c="2"/>,Kavalaivendran</text:p>
          </table:table-cell>
          <table:table-cell office:value-type="string">
            <text:p>.Thuthakudi (R.V) And (P) Kavalaivendran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chayat Union Middle School, <text:s/>(East Portion) <text:s text:c="2"/>,Kavalaivendran</text:p>
          </table:table-cell>
          <table:table-cell office:value-type="string">
            <text:p>Thuthakudi (R.V) And <text:s/>(P) Kambakottai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chayat Union Middle School, <text:s/>(East Portion) <text:s text:c="2"/>,Kavalaivendran</text:p>
          </table:table-cell>
          <table:table-cell office:value-type="string">
            <text:p>Thuthakudi (R.V) And (P) Melakottai 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chayat Union Middle School, <text:s/>(East Portion) <text:s text:c="2"/>,Kavalaivendran</text:p>
          </table:table-cell>
          <table:table-cell office:value-type="string">
            <text:p>.Thuthakudi (R.V) And (P) Segudi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nchayat Union Middle School, <text:s/>(East Portion) <text:s text:c="2"/>,Kavalaivendran</text:p>
          </table:table-cell>
          <table:table-cell office:value-type="string">
            <text:p>Thuthakudi (R.V) And <text:s/>(P) Thuthakudi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nchayat Union <text:s/>Elementary School <text:s text:c="2"/>,West - North Portion, Keelakkottai.</text:p>
          </table:table-cell>
          <table:table-cell office:value-type="string">
            <text:p>.Sirumalaikottai (R.V) And <text:s/>(P) Pirandhanvayal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nchayat Union <text:s/>Elementary School <text:s text:c="2"/>,West - North Portion, Keelakkottai.</text:p>
          </table:table-cell>
          <table:table-cell office:value-type="string">
            <text:p>.Sirumalaikottai (R.V) And <text:s/>(P) Sirumalaikottai 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chayat Union <text:s/>Primary School, (West Portion) <text:s text:c="2"/>,West - South Portion, Keelakottai</text:p>
          </table:table-cell>
          <table:table-cell office:value-type="string">
            <text:p>.Keelakottai (R.V) And Sirumalaikottai (R.V) And <text:s/>(P) Keelakottai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chayat Union <text:s/>Primary School, (West Portion) <text:s text:c="2"/>,West - South Portion, Keelakottai</text:p>
          </table:table-cell>
          <table:table-cell office:value-type="string">
            <text:p>.Keelakottai (R.V) And Sirumalaikottai (R.V) And (P) Chettiendhal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chayat Union <text:s/>Primary School, (West Portion) <text:s text:c="2"/>,West - South Portion, Keelakottai</text:p>
          </table:table-cell>
          <table:table-cell office:value-type="string">
            <text:p>Keelakottai (R.V) Sirumalakottai (R.V) And Kadambur (P) Sendhani 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chayat Union <text:s/>Primary School, (West Portion) <text:s text:c="2"/>,West - South Portion, Keelakottai</text:p>
          </table:table-cell>
          <table:table-cell office:value-type="string">
            <text:p>.Keelakottai (R.V) And Sirumalakottai (R.V) And Kadambur (P) Kaliyani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chayat Union <text:s/>Primary School, (West Portion) <text:s text:c="2"/>,West - South Portion, Keelakottai</text:p>
          </table:table-cell>
          <table:table-cell office:value-type="string">
            <text:p>.Keelakottai (R.V) And Sirumalkottai (R.V) <text:s/>And Kadambur(P) Sambanetti </text:p>
          </table:table-cell>
          <table:table-cell/>
          <table:table-cell office:value-type="float" office:value="4">
            <text:p>4</text:p>
          </table:table-cell>
          <table:table-cell/>
        </table:table-row>
      </table:table>
      <table:table table:name="Pattinamkathan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Polling Id</text:p>
          </table:table-cell>
          <table:table-cell table:style-name="ce1" office:value-type="string">
            <text:p>Address</text:p>
          </table:table-cell>
          <table:table-cell table:style-name="ce1" table:number-columns-repeated="2"/>
          <table:table-cell table:style-name="ce1" office:value-type="string">
            <text:p>P</text:p>
          </table:table-cell>
          <table:table-cell table:style-name="ce1" office:value-type="string">
            <text:p>R.V</text:p>
          </table:table-cell>
          <table:table-cell table:style-name="ce1" office:value-type="string">
            <text:p>ward no</text:p>
          </table:table-cell>
          <table:table-cell table:style-name="ce1" office:value-type="string">
            <text:p>M or W or A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Government Higher Sec. School</text:p>
          </table:table-cell>
          <table:table-cell office:value-type="string">
            <text:p>West Side South Building</text:p>
          </table:table-cell>
          <table:table-cell office:value-type="string">
            <text:p>Sathankualm</text:p>
          </table:table-cell>
          <table:table-cell office:value-type="string">
            <text:p>Pattinamkathan Kuyavankudi (R.V) And Pattinamkathan (P) Sathankulam muslim street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Government Higher Sec. School</text:p>
          </table:table-cell>
          <table:table-cell office:value-type="string">
            <text:p>West Side South Building</text:p>
          </table:table-cell>
          <table:table-cell office:value-type="string">
            <text:p>Sathankualm</text:p>
          </table:table-cell>
          <table:table-cell office:value-type="string">
            <text:p>Pattinamkathan Kuyavankudi (R.V) Pattinamkathan (P) Sathankulam West Street &amp; Hindu Street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kudi (R.V) And Pattinamkathan (P) Sathan kulam east street and colony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<text:s/>Pattinamkathan(P) Karpooravalasaipagam 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Karpooravalasai south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Sanganthiyanvalasai ,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Thennampillai valasai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Ambedkar nagar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Shanmugavelnagar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South <text:s text:c="2"/>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Ilamanoor(P) Manjalodai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South <text:s text:c="2"/>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<text:s/>Ilamanoor (P) Palangkulam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South <text:s text:c="2"/>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Peravoor (P) Peravo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North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Peravoor (P) Peravoor west adidravidar col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anchayat Union Elementary School</text:p>
          </table:table-cell>
          <table:table-cell office:value-type="string">
            <text:p>South <text:s/>Building North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Peravoor (P) Peravoor east adidravidar col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anchayat Union <text:s/>Elementary School</text:p>
          </table:table-cell>
          <table:table-cell office:value-type="string">
            <text:p>North Building West Portion</text:p>
          </table:table-cell>
          <table:table-cell office:value-type="string">
            <text:p>Melakottai</text:p>
          </table:table-cell>
          <table:table-cell office:value-type="string">
            <text:p>Pattinamkathan Palangulam Kalugoorani (R.V) Madakottan (P) Thillainayagapuram 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anchayat Union <text:s/>Elementary School</text:p>
          </table:table-cell>
          <table:table-cell office:value-type="string">
            <text:p>North Building West Portion</text:p>
          </table:table-cell>
          <table:table-cell office:value-type="string">
            <text:p>Melakottai</text:p>
          </table:table-cell>
          <table:table-cell office:value-type="string">
            <text:p>Pattinamkathan Palangulam Kalugoorani (R.V) <text:s/>Madakottan(P) Mayavaram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anchayat Union <text:s/>Elementary School</text:p>
          </table:table-cell>
          <table:table-cell table:number-columns-repeated="2" office:value-type="string">
            <text:p>Ilamanoor</text:p>
          </table:table-cell>
          <table:table-cell office:value-type="string">
            <text:p>Pattinamkathan Palangulam Kalugoorani (R.V) Ilamanoor(p) Ilamanoor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anchayat Union Elementary School</text:p>
          </table:table-cell>
          <table:table-cell office:value-type="string">
            <text:p>South Building</text:p>
          </table:table-cell>
          <table:table-cell office:value-type="string">
            <text:p>Melakkottai</text:p>
          </table:table-cell>
          <table:table-cell office:value-type="string">
            <text:p>Pattinamkathan Kalugoorani (R.V) Melakottai (P) Katturani thangappapuram 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anchayat Union Elementary School</text:p>
          </table:table-cell>
          <table:table-cell office:value-type="string">
            <text:p>South Building</text:p>
          </table:table-cell>
          <table:table-cell office:value-type="string">
            <text:p>Melakkottai</text:p>
          </table:table-cell>
          <table:table-cell office:value-type="string">
            <text:p>Pattinamkathan Kalugoorani (R.V) Melakottai (P) Salaikudiyiruppu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nchayat Union Elementary School</text:p>
          </table:table-cell>
          <table:table-cell office:value-type="string">
            <text:p>North Building East Portion</text:p>
          </table:table-cell>
          <table:table-cell office:value-type="string">
            <text:p>Melakkottai</text:p>
          </table:table-cell>
          <table:table-cell office:value-type="string">
            <text:p>Pattinamkathan Kalugoorani (R.V) Peravoor (P) Melakottai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nchayat Union Elementary School</text:p>
          </table:table-cell>
          <table:table-cell office:value-type="string">
            <text:p>North Building East Portion</text:p>
          </table:table-cell>
          <table:table-cell office:value-type="string">
            <text:p>Melakkottai</text:p>
          </table:table-cell>
          <table:table-cell office:value-type="string">
            <text:p>Pattinamkathan Kalugoorani (R.V) Peravoor(P) Melakottai madakottan 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nchayat Union Elementary School</text:p>
          </table:table-cell>
          <table:table-cell office:value-type="string">
            <text:p>North Building East Portion</text:p>
          </table:table-cell>
          <table:table-cell office:value-type="string">
            <text:p>Melakkottai</text:p>
          </table:table-cell>
          <table:table-cell office:value-type="string">
            <text:p>Pattinamkathan Kalugoorani (R.V) <text:s/>Melakottai (P) Ramlannagar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Kalaivani Matriculation School</text:p>
          </table:table-cell>
          <table:table-cell office:value-type="string">
            <text:p>South Building 1st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nagar west 1st.2nd street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Kalaivani Matriculation School</text:p>
          </table:table-cell>
          <table:table-cell office:value-type="string">
            <text:p>south Building 2n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west 6,7,8,9 street 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Kalaivani Matriculation School</text:p>
          </table:table-cell>
          <table:table-cell office:value-type="string">
            <text:p>south Building 2n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nagar middle street 10,11, street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alaivani Matriculation School</text:p>
          </table:table-cell>
          <table:table-cell office:value-type="string">
            <text:p>south Building 3r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Gandhi nagar 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alaivani Matriculation School</text:p>
          </table:table-cell>
          <table:table-cell office:value-type="string">
            <text:p>south Building 3r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nagar east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alaivani Matriculation School</text:p>
          </table:table-cell>
          <table:table-cell office:value-type="string">
            <text:p>south Building 3r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west 3rd,4th street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llwin Matriculation School </text:p>
          </table:table-cell>
          <table:table-cell office:value-type="string">
            <text:p><text:s/>West Buliding South portion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Om sakthi nagar 17th street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llwin Matriculation School</text:p>
          </table:table-cell>
          <table:table-cell office:value-type="string">
            <text:p>South Side Buliding Middle portion(2nd-A)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Jawahar nagar 18th street 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llwin Matriculation School</text:p>
          </table:table-cell>
          <table:table-cell office:value-type="string">
            <text:p>South Side Buliding Middle portion(2nd-A)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Om Sakthi Nagar East Side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Allwin, Matriculation School</text:p>
          </table:table-cell>
          <table:table-cell office:value-type="string">
            <text:p>East Side, First Room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Om sakthi nagar 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Allwin, Matriculation School</text:p>
          </table:table-cell>
          <table:table-cell office:value-type="string">
            <text:p>East Side, First Room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Kalangkarai bharathi nagar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Allwin, Matriculation School</text:p>
          </table:table-cell>
          <table:table-cell office:value-type="string">
            <text:p>West Buliding North Portion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North street vasantha nagar om sakthi nagar 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Allwin, Matriculation School</text:p>
          </table:table-cell>
          <table:table-cell office:value-type="string">
            <text:p>West Buliding North Portion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Kalangkarai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anchayat Union Middle <text:s/>School</text:p>
          </table:table-cell>
          <table:table-cell office:value-type="string">
            <text:p>East Building</text:p>
          </table:table-cell>
          <table:table-cell office:value-type="string">
            <text:p>Pattanamkathan</text:p>
          </table:table-cell>
          <table:table-cell office:value-type="string">
            <text:p>Pattinamkathan (R.V) And (P) Pattinamkathan north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Middle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Pattinamkathan North 2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Pattinamkathan Muniasamy nagar 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Ramnagar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Irulan kudiiruppu 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South colony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Panchayat Union Middle <text:s/>School</text:p>
          </table:table-cell>
          <table:table-cell office:value-type="string">
            <text:p>South Building , Pattanamkathan</text:p>
          </table:table-cell>
          <table:table-cell office:value-type="string">
            <text:p>Pattanamkathan</text:p>
          </table:table-cell>
          <table:table-cell office:value-type="string">
            <text:p>Pattinamkathan (R.V) And (P) South street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 , Sou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a,b block 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 , Sou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c block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, Nor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D Block 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, Nor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E DSP Colony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8/17/2018</text:date>, <text:time>23:2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8-16T21:43:47.59</meta:creation-date>
    <dc:date>2018-08-17T23:27:37.41</dc:date>
    <dc:creator>jawahar subramanian</dc:creator>
    <meta:editing-duration>PT1H31M56S</meta:editing-duration>
    <meta:editing-cycles>54</meta:editing-cycles>
    <meta:generator>OpenOffice/4.1.5$Win32 OpenOffice.org_project/415m1$Build-9789</meta:generator>
    <meta:document-statistic meta:table-count="3" meta:cell-count="507" meta:object-count="0"/>
  </office:meta>
</office:document-meta>
</file>